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cture me circa 1987... brown freckles, big brown fluffy hair, bigger brown plastic glasses, and a hot pink “No Guts No Glory” baseball cap. I'm seven and it's the sunset of the Reagan era. I have a poster of a Ferrari Testarossa on my bedroom wall, a Donald Trump board game, and Wall Street for Nintendo. When I'm not thumbing through the latest issue of the DuPont Registry, a classifieds magazine for luxury sports cars, I'm drawing pictures of what I want my first mega-yacht to look like. </text:p>
      <text:p text:style-name="Standard"/>
      <text:p text:style-name="Standard">For a wealth-worshipping child of the '80s, Monaco is Mount Olympus. Today, I ascended the heights and experienced that particular giddy satisfaction one feels when something is EXACTLY the way one imagined it.</text:p>
      <text:p text:style-name="Standard"/>
      <text:p text:style-name="Standard">We arrived by bus. Now, obviously this was not how I imagined arriving in Monaco. I was supposed to race down the mountain side in my Ferrari, tires squealing as I skidded around hairpin turns, until suddenly the car would slide out of control and catapult of the sheer cliff towards the crystal blue sea... but then the car would morph into a helicopter just in time and I would land it on the deck of my mammoth yacht... but just I was touching down I would leap into the dinghy, a cigarette boat, and then... well, that's where my imagination kind of ran out because I wasn't really sure what it was rich people did when they weren't driving fancy cars or boats.</text:p>
      <text:p text:style-name="Standard"/>
      <text:p text:style-name="Standard">Judging by the number of fancy cars and boats in Monaco, maybe it IS all rich people do. Undistracted by this cornucopia of conspicuous consumption, T and I were on a different mission entirely. The main purpose for our trip was visiting the aquarium (sorry, 7 year old Darren, priorities change).</text:p>
      <text:p text:style-name="Standard"/>
      <text:p text:style-name="Standard">We climbed from the Quay where we disembarked to Monaco-Ville, the towering rocky promontory that features the Prince's Palace, and more importantly, le Musée Océanographique de Monaco. The museum was finished in 1910, taking 11 years to build. It is built right on the edge of a cliff, and looking out the windows all you can see is the Mediterranean. The upper level houses Prince Albert I's collection of marine specimens that he gathered on his many explorations, as well as models of his ships and and array of scientific instruments. There are several large whale skeletons, and many, many glass canisters containing some rather ghastly objects.</text:p>
      <text:p text:style-name="Standard"/>
      <text:p text:style-name="Standard">While the upper levels are magnificently decorated and transport you back in time, the real magic is in the basement. In the lower level of the building, there is a large modern aquarium, formerly directed by Jacques Cousteau himself, that houses one of the most complete collections of Mediterranean species in the world. The best part was that, being a Monday, T and I had it almost all to ourselves.</text:p>
      <text:p text:style-name="Standard"/>
      <text:p text:style-name="Standard">We celebrated our wonderful experience with crepes and beer at the museum's rooftop cafe, and then walked back down to the harbor where there happened to be a carnival kind of thing going on. The French fry potatoes, they fry beignets, they even fry some sandwiches, but they apparently don't fry dough. It was bizarre and wonderful to walk through the tacky carnival décor, bumper cars, cotton candy, and giant stuffed animals, all with the most gigantic luxury super-yachts in the world parked right next to it.</text:p>
      <text:p text:style-name="Standard"/>
      <text:p text:style-name="Standard">We climbed up the other side of the harbor to Monte Carlo, passing the requisite Gucci, Prada, and Hermes boutiques on the way. The casino is absolutely beautiful from the outside, and the valet parking area is a sea of Bentleys, Rolls Royces, Maseratis, Ferraris, Lamborghinis, and Porches. If 7 year old Darren were here, he could rattle off all the models and current market values for you.</text:p>
      <text:p text:style-name="Standard"/>
      <text:p text:style-name="Standard">So, nothing quite like shoving your own face in a big pile of what you can't have. But, you know, they can have the cars, yachts, and casinos just as long as they keep building cool museums and aquariums <text:soft-page-break/>and charging an admission the rest of us can aff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7T15:24:31</meta:creation-date>
    <dc:date>2008-11-17T17:05:19</dc:date>
    <meta:editing-duration>PT01H08M40S</meta:editing-duration>
    <meta:editing-cycles>3</meta:editing-cycles>
    <meta:generator>OpenOffice.org/3.0$Unix OpenOffice.org_project/300m7$Build-9354</meta:generator>
    <meta:document-statistic meta:table-count="0" meta:image-count="0" meta:object-count="0" meta:page-count="2" meta:paragraph-count="9" meta:word-count="678" meta:character-count="3883"/>
    <meta:user-defined meta:name="Info 1"/>
    <meta:user-defined meta:name="Info 2"/>
    <meta:user-defined meta:name="Info 3"/>
    <meta:user-defined meta:name="Info 4"/>
  </office:meta>
</office:document-meta>
</file>